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00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3" style:family="table-cell" style:parent-style-name="Default" style:data-style-name="N0"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ackground-color="#CCFFFF"/>
      <style:text-properties fo:color="#0084D1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30" style:family="table-cell" style:parent-style-name="Default" style:data-style-name="N0">
      <style:text-properties fo:color="#0084D1"/>
    </style:style>
    <style:style style:name="ce31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3" style:family="table-cell" style:parent-style-name="Default" style:data-style-name="N0">
      <style:text-properties fo:color="#008000"/>
    </style:style>
    <style:style style:name="ce34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5" style:family="table-cell" style:parent-style-name="Default" style:data-style-name="N0">
      <style:table-cell-properties fo:background-color="#CCFFFF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able-cell-properties style:vertical-align="top" fo:wrap-option="wrap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0" style:family="table-cell" style:parent-style-name="Default" style:data-style-name="N0">
      <style:text-properties fo:color="#0000FF"/>
    </style:style>
    <style:style style:name="ce41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2" style:family="table-cell" style:parent-style-name="Default" style:data-style-name="N0">
      <style:table-cell-properties fo:background-color="#CCFFFF"/>
      <style:text-properties fo:color="#FF0000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4" style:family="table-cell" style:parent-style-name="Default" style:data-style-name="N0">
      <style:text-properties fo:color="#FF0000"/>
    </style:style>
    <style:style style:name="ce45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6" style:family="table-cell" style:parent-style-name="Default" style:data-style-name="N0">
      <style:table-cell-properties fo:background-color="#CCFFFF"/>
      <style:text-properties fo:color="#5C8526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8" style:family="table-cell" style:parent-style-name="Default" style:data-style-name="N0">
      <style:text-properties fo:color="#5C8526"/>
    </style:style>
    <style:style style:name="ce49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50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51" style:family="table-cell" style:parent-style-name="Default" style:data-style-name="N37">
      <style:table-cell-properties fo:background-color="#CCFFFF"/>
      <style:text-properties fo:color="#000000"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6" table:visibility="collapse"/>
        <table:table-column table:style-name="co7" table:default-cell-style-name="ce26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<text:s/>Lighting Robo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bhash Ghimre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G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554131" table:style-name="ce2">
            <text:p>1000554131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style-name="ce13">
            <text:p>31</text:p>
          </table:table-cell>
          <table:table-cell office:value-type="date" office:date-value="2017-03-28T00:00:00" table:number-columns-spanned="4" table:number-rows-spanned="1" table:style-name="ce50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1" table:formula="of:=[.C24]-[.D23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3]" table:style-name="ce13">
            <text:p>31</text:p>
          </table:table-cell>
          <table:table-cell office:value-type="date" office:date-value="2017-04-04T00:00:00" table:formula="of:=[.E23]+7" table:number-columns-spanned="4" table:number-rows-spanned="1" table:style-name="ce50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1" table:formula="of:=[.C25]-[.D24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4]" table:style-name="ce13">
            <text:p>31</text:p>
          </table:table-cell>
          <table:table-cell office:value-type="date" office:date-value="2017-04-11T00:00:00" table:formula="of:=[.E24]+7" table:number-columns-spanned="4" table:number-rows-spanned="1" table:style-name="ce50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1" table:formula="of:=[.C26]-[.D25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5]" table:style-name="ce13">
            <text:p>31</text:p>
          </table:table-cell>
          <table:table-cell office:value-type="date" office:date-value="2017-04-18T00:00:00" table:formula="of:=[.E25]+7" table:number-columns-spanned="4" table:number-rows-spanned="1" table:style-name="ce50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1" table:formula="of:=[.C27]-[.D26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6]" table:style-name="ce13">
            <text:p>31</text:p>
          </table:table-cell>
          <table:table-cell office:value-type="date" office:date-value="2017-04-25T00:00:00" table:formula="of:=[.E26]+7" table:number-columns-spanned="4" table:number-rows-spanned="1" table:style-name="ce50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1" table:formula="of:=[.C28]-[.D27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7]" table:style-name="ce13">
            <text:p>31</text:p>
          </table:table-cell>
          <table:table-cell office:value-type="date" office:date-value="2017-05-02T00:00:00" table:formula="of:=[.E27]+7" table:number-columns-spanned="4" table:number-rows-spanned="1" table:style-name="ce50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" table:style-name="ce1">
            <text:p>1</text:p>
          </table:table-cell>
          <table:table-cell office:value-type="string" table:content-validation-name="val1" table:style-name="ce21">
            <office:annotation draw:style-name="a1" svg:x="2.47916666666667in" svg:y="5.27083333333333in" svg:width="1.13541666666667in" svg:height="0.697916666666667in">
              <dc:creator/>
              <text:p><text:span text:style-name="T1">NS = Not Started</text:span></text:p>
              <text:p><text:span text:style-name="T1">IW = In Work</text:span></text:p>
              <text:p><text:span text:style-name="T1">IT = In Test</text:span></text:p>
              <text:p><text:span text:style-name="T1">CP = Complete</text:span></text:p>
            </office:annotation>
            <text:p>NS</text:p>
          </table:table-cell>
          <table:table-cell office:value-type="string" table:style-name="ce20">
            <text:p>Done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1" table:style-name="ce22">
            <text:p>21</text:p>
          </table:table-cell>
          <table:table-cell office:value-type="float" office:value="21" table:formula="of:=[.I34]" table:style-name="ce22">
            <text:p>21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create robot parts</text:p>
          </table:table-cell>
          <table:table-cell office:value-type="string" table:style-name="ce24">
            <text:p>I can define robot model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o menu required here – run program, create a part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2" table:style-name="ce1">
            <text:p>2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office:value-type="float" office:value="34" table:formula="of:=[.J34]+[.I35]" table:style-name="ce22">
            <text:p>34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define new robot models</text:p>
          </table:table-cell>
          <table:table-cell office:value-type="string" table:style-name="ce24">
            <text:p>RRS can sell them to our Beloved Customer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Menu needed – create parts, then create a robot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3" table:style-name="ce1">
            <text:p>3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39" table:formula="of:=[.J35]+[.I36]" table:style-name="ce22">
            <text:p>39</text:p>
          </table:table-cell>
          <table:table-cell office:value-type="string" table:style-name="ce23">
            <text:p>BC</text:p>
          </table:table-cell>
          <table:table-cell office:value-type="string" table:style-name="ce24">
            <text:p>browse a catalog of robot models</text:p>
          </table:table-cell>
          <table:table-cell office:value-type="string" table:style-name="ce24">
            <text:p>I can buy one or more robo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eed to list robots models, then list parts in selected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4" table:style-name="ce1">
            <text:p>4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2" table:formula="of:=[.J36]+[.I37]" table:style-name="ce22">
            <text:p>42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Beloved Customer</text:p>
          </table:table-cell>
          <table:table-cell office:value-type="string" table:style-name="ce24">
            <text:p>I can keep track of who's buying our produc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5" table:style-name="ce1">
            <text:p>5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5" table:formula="of:=[.J37]+[.I38]" table:style-name="ce22">
            <text:p>45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Sales Associate</text:p>
          </table:table-cell>
          <table:table-cell office:value-type="string" table:style-name="ce24">
            <text:p>I can keep track of my employees' performance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6" table:style-name="ce1">
            <text:p>6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8" table:style-name="ce22">
            <text:p>8</text:p>
          </table:table-cell>
          <table:table-cell office:value-type="float" office:value="53" table:formula="of:=[.J38]+[.I39]" table:style-name="ce22">
            <text:p>53</text:p>
          </table:table-cell>
          <table:table-cell office:value-type="string" table:style-name="ce23">
            <text:p>SA</text:p>
          </table:table-cell>
          <table:table-cell office:value-type="string" table:style-name="ce24">
            <text:p>create a robot order for a Customer</text:p>
          </table:table-cell>
          <table:table-cell office:value-type="string" table:style-name="ce24">
            <text:p>I can sell robots and thus do my job well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Select robot model and quantity, show details with total price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7" table:style-name="ce1">
            <text:p>7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3" table:style-name="ce22">
            <text:p>13</text:p>
          </table:table-cell>
          <table:table-cell office:value-type="float" office:value="66" table:formula="of:=[.J39]+[.I40]" table:style-name="ce22">
            <text:p>66</text:p>
          </table:table-cell>
          <table:table-cell office:value-type="string" table:style-name="ce23">
            <text:p>PB</text:p>
          </table:table-cell>
          <table:table-cell office:value-type="string" table:style-name="ce24">
            <text:p>ensure persistence of the RRS data</text:p>
          </table:table-cell>
          <table:table-cell office:value-type="string" table:style-name="ce24">
            <text:p>we don't lose orders or historical data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(CLI) Write the data to the default filename and reload it next time the program runs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8" table:style-name="ce1">
            <text:p>8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69" table:formula="of:=[.J40]+[.I41]" table:style-name="ce22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open a GUI main window</text:p>
          </table:table-cell>
          <table:table-cell office:value-type="string" table:style-name="ce27">
            <text:p>I can interact with RRS Manager with my mous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9" table:style-name="ce1">
            <text:p>9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4" table:style-name="ce26">
            <text:p>34</text:p>
          </table:table-cell>
          <table:table-cell office:value-type="float" office:value="103" table:formula="of:=[.J41]+[.I42]" table:style-name="ce22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create robot parts via GUI dialogs</text:p>
          </table:table-cell>
          <table:table-cell office:value-type="string" table:style-name="ce27">
            <text:p>I can define robot model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24" table:formula="of:=[.J42]+[.I43]" table:style-name="ce22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define new robot models via GUI dialogs</text:p>
          </table:table-cell>
          <table:table-cell office:value-type="string" table:style-name="ce27">
            <text:p>RRS can sell them to our Beloved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8" table:style-name="ce26">
            <text:p>8</text:p>
          </table:table-cell>
          <table:table-cell office:value-type="float" office:value="132" table:formula="of:=[.J43]+[.I44]" table:style-name="ce22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7">
            <text:p>browse a catalog of robots via a GUI report</text:p>
          </table:table-cell>
          <table:table-cell office:value-type="string" table:style-name="ce27">
            <text:p>I can buy one or more robo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53" table:formula="of:=[.J44]+[.I45]" table:style-name="ce22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robot order for a Customer via GUI</text:p>
          </table:table-cell>
          <table:table-cell office:value-type="string" table:style-name="ce27">
            <text:p>I can sell robots and thus do my job well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13" table:style-name="ce26">
            <text:p>13</text:p>
          </table:table-cell>
          <table:table-cell office:value-type="float" office:value="166" table:formula="of:=[.J45]+[.I46]" table:style-name="ce22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manage a robot order for a Customer via GUI</text:p>
          </table:table-cell>
          <table:table-cell office:value-type="string" table:style-name="ce27">
            <text:p>I can ensure the robot is built and ship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174" table:formula="of:=[.J46]+[.I47]" table:style-name="ce22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Beloved Customer via GUI</text:p>
          </table:table-cell>
          <table:table-cell office:value-type="string" table:style-name="ce27">
            <text:p>I can keep track of who's buying our produc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179" table:formula="of:=[.J47]+[.I48]" table:style-name="ce22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Sales Associate via GUI</text:p>
          </table:table-cell>
          <table:table-cell office:value-type="string" table:style-name="ce27">
            <text:p>I can keep track of my employees' performanc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8"/>
          <table:table-cell office:value-type="float" office:value="16" table:style-name="ce1">
            <text:p>16</text:p>
          </table:table-cell>
          <table:table-cell office:value-type="string" table:content-validation-name="val1" table:style-name="ce21">
            <text:p>NS</text:p>
          </table:table-cell>
          <table:table-cell table:style-name="ce28"/>
          <table:table-cell table:style-name="ce29"/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13" table:style-name="ce29">
            <text:p>13</text:p>
          </table:table-cell>
          <table:table-cell office:value-type="float" office:value="192" table:formula="of:=[.J48]+[.I49]" table:style-name="ce29">
            <text:p>192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pictures of the robots in the GUI catalog</text:p>
          </table:table-cell>
          <table:table-cell office:value-type="string" table:style-name="ce31">
            <text:p>I can see what I'm buying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Add picture when defining robot model, and show it in the robot model report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197" table:formula="of:=[.J49]+[.I50]" table:style-name="ce22">
            <text:p>197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explicitly via GUI</text:p>
          </table:table-cell>
          <table:table-cell office:value-type="string" table:style-name="ce34">
            <text:p>we can save data without exiting the program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the default filename on command (perhaps File &gt; Save to the default filename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05" table:formula="of:=[.J50]+[.I51]" table:style-name="ce22">
            <text:p>205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load data explicitly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Read the data from a user-selected file on command (perhaps File &gt; Open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13" table:formula="of:=[.J51]+[.I52]" table:style-name="ce22">
            <text:p>213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to a specified name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a user-selected file on command and make that fie the default (perhaps File &gt; Save As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35"/>
          <table:table-cell office:value-type="float" office:value="20" table:style-name="ce1">
            <text:p>20</text:p>
          </table:table-cell>
          <table:table-cell office:value-type="string" table:content-validation-name="val1" table:style-name="ce21">
            <text:p>NS</text:p>
          </table:table-cell>
          <table:table-cell table:style-name="ce35"/>
          <table:table-cell table:number-columns-repeated="2" table:style-name="ce36"/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13" table:style-name="ce36">
            <text:p>13</text:p>
          </table:table-cell>
          <table:table-cell office:value-type="float" office:value="226" table:formula="of:=[.J52]+[.I53]" table:style-name="ce26">
            <text:p>226</text:p>
          </table:table-cell>
          <table:table-cell office:value-type="string" table:style-name="ce37">
            <text:p>PB / SA</text:p>
          </table:table-cell>
          <table:table-cell office:value-type="string" table:style-name="ce38">
            <text:p>view a report of orders per SA in the GUI</text:p>
          </table:table-cell>
          <table:table-cell office:value-type="string" table:style-name="ce38">
            <text:p>I can estimate the value of employees /</text:p>
            <text:p>I can justify a raise</text:p>
          </table:table-cell>
          <table:table-cell office:value-type="string" table:style-name="ce27">
            <text:p>GUI</text:p>
          </table:table-cell>
          <table:table-cell office:value-type="string" table:style-name="ce38">
            <text:p>A basic text report is fine (perhaps Report &gt; Orders by Sales Associate)</text:p>
          </table:table-cell>
          <table:table-cell table:number-columns-repeated="1008" table:style-name="ce37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21" table:style-name="ce39">
            <text:p>21</text:p>
          </table:table-cell>
          <table:table-cell office:value-type="float" office:value="247" table:formula="of:=[.J53]+[.I54]" table:style-name="ce22">
            <text:p>247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basic login by role and customize the GUI</text:p>
          </table:table-cell>
          <table:table-cell office:value-type="string" table:style-name="ce41">
            <text:p>we don't have options that don't apply to our roles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13" table:style-name="ce39">
            <text:p>13</text:p>
          </table:table-cell>
          <table:table-cell office:value-type="float" office:value="260" table:formula="of:=[.J54]+[.I55]" table:style-name="ce22">
            <text:p>260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copy and paste from text fields</text:p>
          </table:table-cell>
          <table:table-cell office:value-type="string" table:style-name="ce41">
            <text:p>we can save typing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Just implement this where the toolkit supports it – not all text widgets do, but it's easy where it's supported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42"/>
          <table:table-cell office:value-type="float" office:value="23" table:style-name="ce1">
            <text:p>23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2" table:style-name="ce43"/>
          <table:table-cell office:value-type="float" office:value="6" table:style-name="ce43">
            <text:p>6</text:p>
          </table:table-cell>
          <table:table-cell office:value-type="float" office:value="6" table:style-name="ce43">
            <text:p>6</text:p>
          </table:table-cell>
          <table:table-cell office:value-type="float" office:value="13" table:style-name="ce43">
            <text:p>13</text:p>
          </table:table-cell>
          <table:table-cell office:value-type="float" office:value="273" table:formula="of:=[.J55]+[.I56]" table:style-name="ce43">
            <text:p>273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bill (invoice) in the GUI</text:p>
          </table:table-cell>
          <table:table-cell office:value-type="string" table:style-name="ce45">
            <text:p>I can pay for my robots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Invoice)</text:p>
          </table:table-cell>
          <table:table-cell table:number-columns-repeated="16369" table:style-name="ce44"/>
        </table:table-row>
        <table:table-row table:style-name="ro3">
          <table:table-cell table:style-name="ce42"/>
          <table:table-cell office:value-type="float" office:value="24" table:style-name="ce1">
            <text:p>24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1" table:formula="of:=[.J56]+[.I57]" table:style-name="ce43">
            <text:p>281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orders in the GUI</text:p>
          </table:table-cell>
          <table:table-cell office:value-type="string" table:style-name="ce45">
            <text:p>see what I have coming to m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Orders by Customer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5" table:style-name="ce1">
            <text:p>25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9" table:formula="of:=[.J57]+[.I58]" table:style-name="ce43">
            <text:p>289</text:p>
          </table:table-cell>
          <table:table-cell office:value-type="string" table:style-name="ce44">
            <text:p>SA</text:p>
          </table:table-cell>
          <table:table-cell office:value-type="string" table:style-name="ce45">
            <text:p>view a sales report in the GUI</text:p>
          </table:table-cell>
          <table:table-cell office:value-type="string" table:style-name="ce45">
            <text:p>I can justify a rais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Orders by Sales Associate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6" table:style-name="ce1">
            <text:p>26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97" table:formula="of:=[.J58]+[.I59]" table:style-name="ce43">
            <text:p>297</text:p>
          </table:table-cell>
          <table:table-cell office:value-type="string" table:style-name="ce44">
            <text:p>PB</text:p>
          </table:table-cell>
          <table:table-cell office:value-type="string" table:style-name="ce45">
            <text:p>view a report of all orders in the GUI</text:p>
          </table:table-cell>
          <table:table-cell office:value-type="string" table:style-name="ce45">
            <text:p>I can manage the company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All Orders)</text:p>
          </table:table-cell>
          <table:table-cell table:number-columns-repeated="16369" table:style-name="ce44"/>
        </table:table-row>
        <table:table-row table:style-name="ro2">
          <table:table-cell table:style-name="ce35"/>
          <table:table-cell office:value-type="float" office:value="27" table:style-name="ce1">
            <text:p>27</text:p>
          </table:table-cell>
          <table:table-cell office:value-type="string" table:content-validation-name="val1" table:style-name="ce21">
            <text:p>NS</text:p>
          </table:table-cell>
          <table:table-cell table:style-name="ce35"/>
          <table:table-cell table:number-columns-repeated="3" table:style-name="ce26"/>
          <table:table-cell office:value-type="float" office:value="6" table:style-name="ce26">
            <text:p>6</text:p>
          </table:table-cell>
          <table:table-cell office:value-type="float" office:value="13" table:style-name="ce26">
            <text:p>13</text:p>
          </table:table-cell>
          <table:table-cell office:value-type="float" office:value="310" table:formula="of:=[.J59]+[.I60]" table:style-name="ce26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Add multi-level undo</text:p>
          </table:table-cell>
          <table:table-cell office:value-type="string" table:style-name="ce27">
            <text:p>Worry less about making mistake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8"/>
          <table:table-cell office:value-type="float" office:value="28" table:style-name="ce1">
            <text:p>28</text:p>
          </table:table-cell>
          <table:table-cell office:value-type="string" table:content-validation-name="val1" table:style-name="ce21">
            <text:p>NS</text:p>
          </table:table-cell>
          <table:table-cell table:style-name="ce28"/>
          <table:table-cell table:number-columns-repeated="4" table:style-name="ce29"/>
          <table:table-cell office:value-type="float" office:value="21" table:style-name="ce29">
            <text:p>21</text:p>
          </table:table-cell>
          <table:table-cell office:value-type="float" office:value="331" table:formula="of:=[.J60]+[.I61]" table:style-name="ce29">
            <text:p>331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13" table:style-name="ce26">
            <text:p>13</text:p>
          </table:table-cell>
          <table:table-cell office:value-type="float" office:value="344" table:formula="of:=[.J61]+[.I62]" table:style-name="ce22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bulk (2+) order for Customer via GUI</text:p>
          </table:table-cell>
          <table:table-cell office:value-type="string" table:style-name="ce27">
            <text:p>avoid proliferation of orders and paperwork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6"/>
          <table:table-cell office:value-type="float" office:value="30" table:style-name="ce1">
            <text:p>30</text:p>
          </table:table-cell>
          <table:table-cell office:value-type="string" table:content-validation-name="val1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52" table:formula="of:=[.J62]+[.I63]" table:style-name="ce47">
            <text:p>352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parts via GUI</text:p>
          </table:table-cell>
          <table:table-cell office:value-type="string" table:style-name="ce49">
            <text:p>obsolete parts aren't accidentally us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parts as “obsolete” and don't allow adding them to new robot models</text:p>
          </table:table-cell>
          <table:table-cell table:number-columns-repeated="16369" table:style-name="ce48"/>
        </table:table-row>
        <table:table-row table:style-name="ro2">
          <table:table-cell table:style-name="ce46"/>
          <table:table-cell office:value-type="float" office:value="31" table:style-name="ce1">
            <text:p>31</text:p>
          </table:table-cell>
          <table:table-cell office:value-type="string" table:content-validation-name="val1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60" table:formula="of:=[.J63]+[.I64]" table:style-name="ce47">
            <text:p>360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models via GUI</text:p>
          </table:table-cell>
          <table:table-cell office:value-type="string" table:style-name="ce49">
            <text:p>obsolete robots aren't order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models as “obsolete” and don't allow adding them to new orders</text:p>
          </table:table-cell>
          <table:table-cell table:number-columns-repeated="16369" table:style-name="ce48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21" table:style-name="ce26">
            <text:p>21</text:p>
          </table:table-cell>
          <table:table-cell office:value-type="float" office:value="381" table:formula="of:=[.J64]+[.I65]" table:style-name="ce22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save a draft order and return to it later via GUI</text:p>
          </table:table-cell>
          <table:table-cell office:value-type="string" table:style-name="ce27">
            <text:p>I can multi-task between indecisive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6"/>
          <table:table-cell table:style-name="ce1"/>
          <table:table-cell table:number-columns-repeated="4" table:style-name="ce27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table:style-name="ce2"/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86" table:style-name="ce3">
            <text:p>18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55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55" table:formula="of:=[.B7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55" table:formula="of:=[.B8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55" table:formula="of:=[.B9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55" table:formula="of:=[.B10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55" table:formula="of:=[.B11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55" table:formula="of:=[.B12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Creating Class</text:p>
          </table:table-cell>
          <table:table-cell table:number-columns-repeated="2" table:style-name="ce35"/>
          <table:table-cell office:value-type="string" table:style-name="ce35">
            <text:p>Class</text:p>
          </table:table-cell>
          <table:table-cell table:style-name="ce35"/>
          <table:table-cell office:value-type="string" table:style-name="ce35">
            <text:p>Added the class</text:p>
          </table:table-cell>
          <table:table-cell table:style-name="ce35"/>
          <table:table-cell office:value-type="string" table:style-name="ce35">
            <text:p>Adding clas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UML</text:p>
          </table:table-cell>
          <table:table-cell table:number-columns-repeated="2" table:style-name="ce35"/>
          <table:table-cell office:value-type="string" table:style-name="ce35">
            <text:p>UML</text:p>
          </table:table-cell>
          <table:table-cell table:style-name="ce35"/>
          <table:table-cell office:value-type="string" table:style-name="ce35">
            <text:p>Made the UML</text:p>
          </table:table-cell>
          <table:table-cell table:style-name="ce35"/>
          <table:table-cell office:value-type="string" table:style-name="ce35">
            <text:p>UML thing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Created class and the UML for the whole thing</text:p>
          </table:table-cell>
          <table:table-cell table:number-columns-repeated="7" table:style-name="ce35"/>
          <table:table-cell table:number-columns-repeated="16376"/>
        </table:table-row>
        <table:table-row table:number-rows-repeated="17" table:style-name="ro2">
          <table:table-cell table:number-columns-repeated="8" table:style-name="ce35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Abhash Ghimire</dc:creator>
    <meta:creation-date>2016-03-21T22:16:37Z</meta:creation-date>
    <dc:date>2017-03-28T10:30:25Z</dc:date>
    <meta:editing-cycles>53</meta:editing-cycles>
    <meta:editing-duration>PT588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8pt" svg:width="571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